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Attendance1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Villareal</text:p>
          </table:table-cell>
          <table:table-cell office:value-type="string" calcext:value-type="string">
            <text:p>rvillare@poets.whittier.ed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2-13">00/00/0000</text:date>, <text:time style:data-style-name="N2" text:time-value="17:53:12.733019764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49:42</meta:creation-date>
    <dc:date>2019-02-13T17:55:30.740821226</dc:date>
    <meta:editing-duration>PT4M11S</meta:editing-duration>
    <meta:editing-cycles>5</meta:editing-cycles>
    <meta:document-statistic meta:table-count="1" meta:cell-count="108" meta:object-count="0"/>
  </office:meta>
</office:document-meta>
</file>